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cfdfe" draw:textarea-horizontal-align="justify" draw:textarea-vertical-align="middle" draw:auto-grow-height="false" fo:min-height="1.621cm" fo:min-width="3.27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3.145cm" fo:min-width="6.07cm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fcfdfe" draw:textarea-horizontal-align="justify" draw:textarea-vertical-align="middle" draw:auto-grow-height="false" fo:min-height="0.648cm" fo:min-width="0.84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cfdfe" draw:opacity="100%" draw:textarea-horizontal-align="justify" draw:textarea-vertical-align="middle" draw:auto-grow-height="false" fo:min-height="0.859cm" fo:min-width="1.498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cfdfe" draw:textarea-horizontal-align="justify" draw:textarea-vertical-align="middle" draw:auto-grow-height="false" fo:min-height="0.957cm" fo:min-width="0.77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cfdfe" draw:textarea-horizontal-align="justify" draw:textarea-vertical-align="middle" draw:auto-grow-height="false" fo:min-height="1.621cm" fo:min-width="3.276cm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draw:fill-color="#fcfdfe" draw:textarea-horizontal-align="justify" draw:textarea-vertical-align="middle" draw:auto-grow-height="false" fo:min-height="1.008cm" fo:min-width="2.016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fcfdfe" draw:textarea-horizontal-align="justify" draw:textarea-vertical-align="middle" draw:auto-grow-height="false" fo:min-height="1.637cm" fo:min-width="3.292cm" fo:padding-top="0.134cm" fo:padding-bottom="0.134cm" fo:padding-left="0.259cm" fo:padding-right="0.259cm"/>
    </style:style>
    <style:style style:name="gr10" style:family="graphic" style:parent-style-name="standard">
      <style:graphic-properties svg:stroke-color="#000000" draw:fill-color="#fcfdfe" draw:textarea-horizontal-align="justify" draw:textarea-vertical-align="middle" draw:auto-grow-height="false" fo:min-height="1.316cm" fo:min-width="1.278cm"/>
    </style:style>
    <style:style style:name="P1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2" style:family="paragraph">
      <loext:graphic-properties draw:fill-color="#fcfdfe"/>
      <style:paragraph-properties fo:text-align="center"/>
    </style:style>
    <style:style style:name="P3" style:family="paragraph">
      <loext:graphic-properties draw:fill-color="#fcfdfe" draw:opacity="100%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cfdfe"/>
      <style:paragraph-properties fo:text-align="center"/>
      <style:text-properties fo:font-size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fcfdf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fcfdfe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11pt" style:font-name-asian="SimSun" style:font-size-asian="11pt" style:font-name-complex="Calibri" style:font-size-complex="11pt" style:language-complex="ar" style:country-complex="SA"/>
    </style:style>
    <style:style style:name="P10" style:family="paragraph">
      <style:paragraph-properties fo:margin-left="0cm" fo:margin-right="0cm" fo:margin-top="0cm" fo:margin-bottom="0.353cm" fo:line-height="115%" fo:text-align="justify" fo:text-indent="0cm" style:text-autospace="none"/>
      <style:text-properties style:font-name="Calibri" fo:font-size="8pt" style:font-name-asian="SimSun" style:font-size-asian="8pt" style:font-name-complex="Calibri" style:font-size-complex="8pt" style:language-complex="ar" style:country-complex="SA"/>
    </style:style>
    <style:style style:name="P11" style:family="paragraph"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8pt" style:font-name-asian="SimSun" style:font-size-asian="8pt" style:font-name-complex="Calibri" style:font-size-complex="8pt" style:language-complex="ar" style:country-complex="SA"/>
    </style:style>
    <style:style style:name="P12" style:family="paragraph">
      <loext:graphic-properties draw:fill-color="#fcfdfe" draw:opacity="100%"/>
      <style:paragraph-properties fo:margin-left="0cm" fo:margin-right="0cm" fo:margin-top="0cm" fo:margin-bottom="0.353cm" fo:line-height="115%" fo:text-align="center" fo:text-indent="0cm" style:text-autospace="none"/>
      <style:text-properties style:font-name="Calibri" fo:font-size="8pt" style:font-name-asian="SimSun" style:font-size-asian="8pt" style:font-name-complex="Calibri" style:font-size-complex="8pt" style:language-complex="ar" style:country-complex="SA"/>
    </style:style>
    <style:style style:name="P13" style:family="paragraph">
      <loext:graphic-properties draw:fill-color="#fcfdf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SimSun" style:font-size-asian="10pt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SimSu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1.905cm" svg:x="14.378cm" svg:y="7.945cm">
          <text:p text:style-name="P1"><text:span text:style-name="T1">FlowStorage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04cm" svg:height="3.429cm" svg:x="12.973cm" svg:y="3.5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27cm" svg:x="13.127cm" svg:y="5.632cm">
          <text:p text:style-name="P4"><text:span text:style-name="T2"><text:s/></text:span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15.386cm" svg:y="5.632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17.445cm" svg:y="5.632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032cm" svg:height="1.143cm" svg:x="13.1cm" svg:y="3.781cm">
          <text:p text:style-name="P1"><text:span text:style-name="T3">Ta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15.259cm" svg:y="3.781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17.418cm" svg:y="3.781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4.116cm" svg:y1="5.686cm" svg:x2="14.116cm" svg:y2="4.924cm">
          <text:p/>
        </draw:line>
        <draw:line draw:style-name="gr5" draw:text-style-name="P6" draw:layer="layout" svg:x1="16.302cm" svg:y1="5.686cm" svg:x2="16.302cm" svg:y2="4.924cm">
          <text:p/>
        </draw:line>
        <draw:line draw:style-name="gr5" draw:text-style-name="P6" draw:layer="layout" svg:x1="18.461cm" svg:y1="5.686cm" svg:x2="18.461cm" svg:y2="4.924cm">
          <text:p/>
        </draw:line>
        <draw:line draw:style-name="gr5" draw:text-style-name="P6" draw:layer="layout" svg:x1="16.248cm" svg:y1="7.98cm" svg:x2="16.248cm" svg:y2="6.964cm">
          <text:p/>
        </draw:line>
        <draw:custom-shape draw:style-name="gr6" draw:text-style-name="P8" draw:layer="layout" svg:width="2.54cm" svg:height="2.413cm" svg:x="20.077cm" svg:y="7.704cm">
          <text:p text:style-name="P7"><text:span text:style-name="T5">Get Water Line</text:span></text:p>
          <text:p text:style-name="P7"><text:span text:style-name="T5">Lev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2.54cm" svg:height="2.413cm" svg:x="9.778cm" svg:y="7.704cm">
          <text:p text:style-name="P7"><text:span text:style-name="T5">Get</text:span></text:p>
          <text:p text:style-name="P7"><text:span text:style-name="T5">Overflow Alarm</text:span></text:p>
          <text:p text:style-name="P7"><text:span text:style-name="T5">Lev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4.335cm" svg:y1="8.874cm" svg:x2="12.303cm" svg:y2="8.874cm">
          <text:p/>
        </draw:line>
        <draw:line draw:style-name="gr5" draw:text-style-name="P6" draw:layer="layout" svg:x1="18.145cm" svg:y1="8.874cm" svg:x2="20.05cm" svg:y2="8.874cm">
          <text:p/>
        </draw:line>
        <draw:custom-shape draw:style-name="gr7" draw:text-style-name="P9" xml:id="id3" draw:id="id3" draw:layer="layout" svg:width="3.81cm" svg:height="1.905cm" svg:x="23.878cm" svg:y="7.945cm">
          <text:p text:style-name="P1"><text:span text:style-name="T1">BuildingElementProxy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3.81cm" svg:height="1.905cm" svg:x="4.778cm" svg:y="7.945cm">
          <text:p text:style-name="P1"><text:span text:style-name="T1">BuildingElementProxy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763cm" svg:y1="8.874cm" svg:x2="8.62cm" svg:y2="8.874cm">
          <text:p/>
        </draw:line>
        <draw:line draw:style-name="gr5" draw:text-style-name="P6" draw:layer="layout" svg:x1="22.59cm" svg:y1="8.874cm" svg:x2="23.86cm" svg:y2="8.874cm">
          <text:p/>
        </draw:line>
        <draw:custom-shape draw:style-name="gr2" draw:text-style-name="P3" draw:layer="layout" svg:width="6.604cm" svg:height="3.429cm" svg:x="3.373cm" svg:y="3.5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27cm" svg:x="3.527cm" svg:y="5.632cm">
          <text:p text:style-name="P4"><text:span text:style-name="T2"><text:s/></text:span><text:span text:style-name="T6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5.786cm" svg:y="5.632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7.845cm" svg:y="5.632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2.032cm" svg:height="1.143cm" svg:x="3.5cm" svg:y="3.781cm">
          <text:p text:style-name="P10"><text:span text:style-name="T7">Overflow alarm</text:span></text:p>
          <text:p text:style-name="P11"><text:span text:style-name="T7">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5.659cm" svg:y="3.781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7.818cm" svg:y="3.781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4.516cm" svg:y1="5.686cm" svg:x2="4.516cm" svg:y2="4.924cm">
          <text:p/>
        </draw:line>
        <draw:line draw:style-name="gr5" draw:text-style-name="P6" draw:layer="layout" svg:x1="6.702cm" svg:y1="5.686cm" svg:x2="6.702cm" svg:y2="4.924cm">
          <text:p/>
        </draw:line>
        <draw:line draw:style-name="gr5" draw:text-style-name="P6" draw:layer="layout" svg:x1="8.861cm" svg:y1="5.686cm" svg:x2="8.861cm" svg:y2="4.924cm">
          <text:p/>
        </draw:line>
        <draw:custom-shape draw:style-name="gr2" draw:text-style-name="P3" draw:layer="layout" svg:width="6.604cm" svg:height="3.429cm" svg:x="22.373cm" svg:y="3.5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05cm" svg:height="1.27cm" svg:x="22.527cm" svg:y="5.632cm">
          <text:p text:style-name="P4"><text:span text:style-name="T2"><text:s/></text:span><text:span text:style-name="T6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24.786cm" svg:y="5.632cm">
          <text:p text:style-name="P4"><text:span text:style-name="T2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905cm" svg:height="1.27cm" svg:x="26.845cm" svg:y="5.632cm">
          <text:p text:style-name="P4"><text:span text:style-name="T2">Pre-defined</text:span></text:p>
          <text:p text:style-name="P4"><text:span text:style-name="T2">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2" draw:layer="layout" svg:width="2.032cm" svg:height="1.143cm" svg:x="22.5cm" svg:y="3.781cm">
          <text:p text:style-name="P11"><text:span text:style-name="T7">Waterline Lev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24.659cm" svg:y="3.781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143cm" svg:x="26.818cm" svg:y="3.781cm">
          <text:p text:style-name="P4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23.516cm" svg:y1="5.686cm" svg:x2="23.516cm" svg:y2="4.924cm">
          <text:p/>
        </draw:line>
        <draw:line draw:style-name="gr5" draw:text-style-name="P6" draw:layer="layout" svg:x1="25.702cm" svg:y1="5.686cm" svg:x2="25.702cm" svg:y2="4.924cm">
          <text:p/>
        </draw:line>
        <draw:line draw:style-name="gr5" draw:text-style-name="P6" draw:layer="layout" svg:x1="27.861cm" svg:y1="5.686cm" svg:x2="27.861cm" svg:y2="4.924cm">
          <text:p/>
        </draw:line>
        <draw:line draw:style-name="gr5" draw:text-style-name="P6" draw:layer="layout" svg:x1="6.688cm" svg:y1="7.985cm" svg:x2="6.688cm" svg:y2="6.969cm">
          <text:p/>
        </draw:line>
        <draw:line draw:style-name="gr5" draw:text-style-name="P6" draw:layer="layout" svg:x1="25.765cm" svg:y1="7.985cm" svg:x2="25.765cm" svg:y2="6.969cm">
          <text:p/>
        </draw:line>
        <draw:custom-shape draw:style-name="gr8" draw:text-style-name="P13" xml:id="id2" draw:id="id2" draw:layer="layout" svg:width="3.556cm" svg:height="1.778cm" svg:x="1.481cm" svg:y="11.16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81cm" svg:height="1.905cm" svg:x="1.381cm" svg:y="13.846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556cm" svg:height="1.778cm" svg:x="1.481cm" svg:y="16.46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4.778cm" svg:y1="8.897cm" svg:x2="3.259cm" svg:y2="11.16cm" draw:start-shape="id1" draw:start-glue-point="3" draw:end-shape="id2" draw:end-glue-point="4" svg:d="M4778 8897h-1519v2263" svg:viewBox="0 0 1520 2264">
          <text:p/>
        </draw:connector>
        <draw:custom-shape draw:style-name="gr9" draw:text-style-name="P9" draw:layer="layout" svg:width="3.81cm" svg:height="1.905cm" svg:x="1.381cm" svg:y="19.046cm">
          <text:p text:style-name="P1"><text:span text:style-name="T1">Name: Cold Wat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259cm" svg:y1="12.938cm" svg:x2="3.259cm" svg:y2="13.827cm">
          <text:p/>
        </draw:line>
        <draw:line draw:style-name="gr5" draw:text-style-name="P6" draw:layer="layout" svg:x1="3.259cm" svg:y1="15.732cm" svg:x2="3.259cm" svg:y2="16.494cm">
          <text:p/>
        </draw:line>
        <draw:line draw:style-name="gr5" draw:text-style-name="P6" draw:layer="layout" svg:x1="3.259cm" svg:y1="18.272cm" svg:x2="3.259cm" svg:y2="19.034cm">
          <text:p/>
        </draw:line>
        <draw:custom-shape draw:style-name="gr8" draw:text-style-name="P13" xml:id="id4" draw:id="id4" draw:layer="layout" svg:width="3.556cm" svg:height="1.778cm" svg:x="27.281cm" svg:y="11.164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81cm" svg:height="1.905cm" svg:x="27.181cm" svg:y="13.85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3.556cm" svg:height="1.778cm" svg:x="27.281cm" svg:y="16.464cm">
          <text:p text:style-name="P4"><text:span text:style-name="T4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81cm" svg:height="1.905cm" svg:x="27.181cm" svg:y="19.05cm">
          <text:p text:style-name="P1"><text:span text:style-name="T1">Name: Cold Wat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9.059cm" svg:y1="12.942cm" svg:x2="29.059cm" svg:y2="13.831cm">
          <text:p/>
        </draw:line>
        <draw:line draw:style-name="gr5" draw:text-style-name="P6" draw:layer="layout" svg:x1="29.059cm" svg:y1="15.736cm" svg:x2="29.059cm" svg:y2="16.498cm">
          <text:p/>
        </draw:line>
        <draw:line draw:style-name="gr5" draw:text-style-name="P6" draw:layer="layout" svg:x1="29.059cm" svg:y1="18.276cm" svg:x2="29.059cm" svg:y2="19.038cm">
          <text:p/>
        </draw:line>
        <draw:connector draw:style-name="gr5" draw:text-style-name="P6" draw:layer="layout" svg:x1="27.688cm" svg:y1="8.897cm" svg:x2="29.059cm" svg:y2="11.164cm" draw:start-shape="id3" draw:start-glue-point="1" draw:end-shape="id4" draw:end-glue-point="4" svg:d="M27688 8897h1371v2267" svg:viewBox="0 0 1372 2268">
          <text:p/>
        </draw:connector>
        <draw:custom-shape draw:style-name="gr6" draw:text-style-name="P8" xml:id="id5" draw:id="id5" draw:layer="layout" svg:width="2.54cm" svg:height="2.413cm" svg:x="14.97cm" svg:y="11.795cm">
          <text:p text:style-name="P7"><text:span text:style-name="T5">Get 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6" draw:layer="layout" svg:x1="6.683cm" svg:y1="9.85cm" svg:x2="14.97cm" svg:y2="13.002cm" draw:start-shape="id1" draw:start-glue-point="2" draw:end-shape="id5" draw:end-glue-point="5" svg:d="M6683 9850v3152h8287" svg:viewBox="0 0 8288 3153">
          <text:p/>
        </draw:connector>
        <draw:connector draw:style-name="gr5" draw:text-style-name="P6" draw:layer="layout" svg:x1="25.783cm" svg:y1="9.85cm" svg:x2="17.51cm" svg:y2="13.002cm" draw:start-shape="id3" draw:start-glue-point="2" draw:end-shape="id5" draw:end-glue-point="7" svg:d="M25783 9850v3152h-8273" svg:viewBox="0 0 8274 3153">
          <text:p/>
        </draw:connector>
        <draw:custom-shape draw:style-name="gr10" draw:text-style-name="P8" draw:layer="layout" svg:width="3.556cm" svg:height="3.131cm" svg:x="14.462cm" svg:y="15.495cm">
          <text:p text:style-name="P7"><text:span text:style-name="T5">Check if greater</text:span></text:p>
          <text:p text:style-name="P7"><text:span text:style-name="T5">than 25mm or equal</text:span></text:p>
          <text:p text:style-name="P7"><text:span text:style-name="T5">30 m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16.24cm" svg:y1="14.208cm" svg:x2="16.24cm" svg:y2="15.4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0:43:15.681000000</meta:creation-date>
    <dc:date>2018-11-21T11:28:33.723000000</dc:date>
    <meta:editing-duration>PT1M23S</meta:editing-duration>
    <meta:editing-cycles>1</meta:editing-cycles>
    <meta:document-statistic meta:object-count="63"/>
    <meta:generator>LibreOffice/6.1.2.1$Windows_X86_64 LibreOffice_project/65905a128db06ba48db947242809d14d3f9a93fe</meta:generator>
  </office:meta>
</office:document-meta>
</file>